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style>
    <style:style style:name="T17" style:parent-style-name="Numatytasispastraiposšriftas" style:family="text">
      <style:text-properties style:font-name="Times New Roman" fo:color="#424242" fo:font-size="12pt" style:font-size-asian="12pt" style:font-size-complex="12pt" fo:background-color="#FFFFFF"/>
    </style:style>
    <style:style style:name="T18" style:parent-style-name="Numatytasispastraiposšriftas" style:family="text">
      <style:text-properties style:font-name="Times New Roman" fo:font-style="italic" style:font-style-asian="italic" style:font-style-complex="italic" fo:color="#424242" fo:font-size="12pt" style:font-size-asian="12pt" style:font-size-complex="12pt" fo:background-color="#FFFFFF"/>
    </style:style>
  </office:automatic-styles>
  <office:body>
    <office:text text:use-soft-page-breaks="true">
      <text:p text:style-name="P1"><text:span text:style-name="T2">TAMSUMO</text:span><text:span text:style-name="T3"><text:s/>drakonas – gimimo laikotarpiai: 1992.1017-1993.07.11</text:span></text:p>
      <text:p text:style-name="P4"><text:tab/><text:tab/><text:tab/><text:s text:c="10"/>2001.08.23-2002.05.17</text:p>
      <text:p text:style-name="P5"><text:tab/><text:tab/><text:tab/><text:s text:c="11"/>2010.06.28-2011.03.22</text:p>
      <text:p text:style-name="P6"><text:tab/><text:tab/><text:tab/><text:s text:c="11"/>.......</text:p>
      <text:p text:style-name="P7"><text:span text:style-name="T8">Ydos esmė</text:span><text:span text:style-name="T9"><text:s/>– Žmogus nepaiso higienos, tvarkos, doros vien todėl, kad materialus pasaulis visiškai neįdomus, kad norisi tik apsvaigimo, kad ir koks jis būtų – dvasinis ar sukeltas svaigalų.<text:s/></text:span></text:p>
      <text:p text:style-name="P10"><text:span text:style-name="T11">Palėptas talentas:<text:s/></text:span><text:span text:style-name="T12">turi imunitetą juodajai magijai, slaptų organizacijų įtakoms; šviesus menininkas ar dvasininkas iš pašaukimo; meditacijų, hipnozės, spiritizmo meistras, mediumas.<text:s/></text:span></text:p>
      <text:p text:style-name="P13"><text:span text:style-name="T14">Nuodėmingas mąstymo modelis</text:span><text:span text:style-name="T15"><text:s/>(prietaringumas; idealizacija; išsiblaškymas; apsileidimas; priklausomybė; nežinojimas; iliuzijos; užsidarymas; pasyvumas; nesąmoningumas). Pvz, kaip priklausomybė apimtų: visą dieną laukiu, kada galėsiu išgerti taurelę svaigiųjų gėrimų, jie atpalaiduoja, pasidaro linksmiau. Labiausiai mėgstu saldainius su alkoholio įdaru. Diena pradedu ir baigiu su internetu. Lenktyniauju su kitais, aš turiu būti geriausias, šviesiausias, dvasingiausias ir aukotis labiausiai iš visų.<text:s/></text:span></text:p>
      <text:p text:style-name="P16"><text:span text:style-name="T17">Kad nugalėti ydą būtina įgyti priešingų savybių. Padės Mergelės principai (prasmingumas; logika; mokytis; žemiškumas; tvarka)</text:span><text:span text:style-name="T18">.</text:span></text:p>
      <text:p text:style-name="Įprastasi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10:03:00Z</meta:creation-date>
    <dc:date>2022-02-15T10:03:00Z</dc:date>
    <meta:template xlink:href="Normal.dotm" xlink:type="simple"/>
    <meta:editing-cycles>2</meta:editing-cycles>
    <meta:editing-duration>PT0S</meta:editing-duration>
    <meta:document-statistic meta:page-count="1" meta:paragraph-count="2" meta:word-count="736" meta:character-count="1154" meta:row-count="3" meta:non-whitespace-character-count="420"/>
  </office:meta>
</office:document-meta>
</file>